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8pt" style:text-underline-style="none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6pt" style:text-underline-style="none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margin-top="0cm" fo:margin-bottom="0cm" fo:text-align="start" style:justify-single-word="false"/>
      <style:text-properties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.688cm" fo:margin-top="0cm" fo:margin-bottom="0cm" fo:text-align="start" style:justify-single-word="false" fo:text-indent="0cm" style:auto-text-indent="false" fo:padding="0cm" fo:border="none"/>
      <style:text-properties fo:font-variant="normal" fo:text-transform="none" style:font-name="Calibri" fo:font-size="10pt" fo:language="de" fo:country="DE" fo:font-style="normal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.688cm" fo:margin-top="0cm" fo:margin-bottom="0cm" fo:text-indent="0cm" style:auto-text-indent="false" fo:padding="0cm" fo:border="none"/>
      <style:text-properties fo:font-variant="normal" fo:text-transform="none" style:font-name="Calibri" fo:font-size="10pt" fo:language="de" fo:country="DE" fo:font-style="normal" style:text-underline-style="none" fo:font-weight="normal" style:font-size-asian="10pt" style:font-size-complex="10pt"/>
    </style:style>
    <style:style style:name="T1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genstände</text:p>
      <text:p text:style-name="P2"/>
      <text:p text:style-name="P3">Wetter Effekt bedeutet Hitze und Kälte und wie viel langsamer sie sind wenn wenn man diese oder jene Kleidung an hat. Das Hemd hat 40% des angegebenen Schutzes, die Hose 35%, Hut 15% und die Schuhe 10%, Sandalen 5%.</text:p>
      <text:p text:style-name="P8">Beispiel: Die Billigen Sachen haben +10%, dann hat das Hemd 4% Schutz die Hose 3.5% der Hut 1.5% die Schuhe 1% und die Sandalen 0.5% </text:p>
      <text:p text:style-name="P3">Wenn man also Billiger – Hut, Hemd, -Hose und -Schuhe trägt bekommt man die 10% die über dieser Rubrik stehen.</text:p>
      <text:p text:style-name="P3">Roben zählen wie Hemd und Hose zusammen.</text:p>
      <text:p text:style-name="P9">Eine Rüstung mit einem Wert von 1000 entspricht einem Schutz von 100% gegen irgendetwas. Bisher würde ich sagen der Maximal Wert gegen jede Art von Schaden, ist 950.</text:p>
      <text:p text:style-name="P10">Wenn die Haltbarkeit der Rüstung sinkt, sinkt Prozentual gleich auch der Schutz oder Rüstungswert der Rüstung.</text:p>
      <text:p text:style-name="P9">Bsp: Wenn eine Rüstung die Haltbarkeit 10 000 hat und den Rüstungswert 100 und nach einem Kampf die Haltbarkeit auf <text:s text:c="3"/>9 900 <text:s/>fallt dann bedeutet das der Rüstungswert auf 99 fällt.</text:p>
      <text:p text:style-name="P9">Gewicht wird immer in kg angegeben das heißt: <text:s/>Gewicht 0.1 = 100g. </text:p>
      <text:p text:style-name="P3">Das sind alles Kupfer Stücke, wenn nicht dann steht da S.= Silber und G.= Gold</text:p>
      <text:p text:style-name="P5"/>
      <text:p text:style-name="P7">Rüstungen:</text:p>
      <text:p text:style-name="P5">Bei den Lumpen sind es 60 und 40 %</text:p>
      <text:p text:style-name="P3"><text:span text:style-name="T1">Haltbarkeit (Wolle – 50%) Wetter Effekt +2.5%</text:span> </text:p>
      <text:p text:style-name="P3">Lumpen (Hemd) Gewicht: 0.05 Rüstung: 0 Wert: 0</text:p>
      <text:p text:style-name="P3">Lumpen (Hose) Gewicht 0.04 Rüstung 0 Wert 0</text:p>
      <text:p text:style-name="P3"/>
      <text:p text:style-name="P3"><text:span text:style-name="T1">Haltbarkeit (Wolle – 20%) Wetter Effekt +5%</text:span> </text:p>
      <text:p text:style-name="P3">Verschlissener Hut <text:s text:c="8"/>Gewicht 0.02 Rüstung 0.1 <text:s/>Wert 1</text:p>
      <text:p text:style-name="P3">Verschlissenes Hemd <text:s text:c="4"/>Gewicht 0.08 Rüstung 0.2 <text:s/>Wert 2</text:p>
      <text:p text:style-name="P3">Verschlissene Hose <text:s text:c="7"/>Gewicht 0.07 Rüstung 0.2 <text:s/>Wert 2</text:p>
      <text:p text:style-name="P3">Verschlissene Sandalen <text:s/>Gewicht 0.03 Rüstung 0 <text:s text:c="4"/>Wert 1</text:p>
      <text:p text:style-name="P3">Verschlissene Schuhe <text:s text:c="4"/>Gewicht 0.1 Rüstung 0.1 <text:s text:c="3"/>Wert 1</text:p>
      <text:p text:style-name="P3">Verschlissene Stiefel <text:s text:c="5"/>Gewicht 0.125 Rüstung 0.15</text:p>
      <text:p text:style-name="P3"/>
      <text:p text:style-name="P3"><text:span text:style-name="T1">Haltbarkeit (Wolle – 15%) Wetter Effekt +7.5%</text:span> </text:p>
      <text:p text:style-name="P3">Alter Hut <text:s text:c="8"/>Gewicht 0.03 <text:s/>Rüstung 1 <text:s text:c="2"/>Wert 35</text:p>
      <text:p text:style-name="P3">Altes Hemd <text:s text:c="4"/>Gewicht 0.1 <text:s text:c="3"/>Rüstung 2 <text:s text:c="3"/>Wert 60</text:p>
      <text:p text:style-name="P3">Alte Hose <text:s text:c="7"/>Gewicht 0.09 <text:s/>Rüstung 2 <text:s text:c="3"/>Wert 50</text:p>
      <text:p text:style-name="P3">Alte Sandalen <text:s/>Gewicht 0.05 <text:s/>Rüstung 1 <text:s text:c="3"/>Wert 25</text:p>
      <text:p text:style-name="P3">Alte Schuhe <text:s text:c="4"/>Gewicht 0.15 <text:s/>Rüstung 1.5 Wert 35</text:p>
      <text:p text:style-name="P3">Alte Stiefel <text:s text:c="5"/>Gewicht 0.2 <text:s text:c="3"/>Rüstung 1.75 Wert 45</text:p>
      <text:p text:style-name="P3"/>
      <text:p text:style-name="P3"><text:span text:style-name="T1">3. Haltbarkeit (Wolle – 10%) Wetter Effekt +10%</text:span> </text:p>
      <text:p text:style-name="P3">Billiger Hut <text:s text:c="8"/>Gewicht 0.04 Rüstung 1.5 Wert 50</text:p>
      <text:p text:style-name="P3">Billiges Hemd <text:s text:c="4"/>Gewicht 0.11 Rüstung 2.5 Wert 90</text:p>
      <text:p text:style-name="P3">Billige Hose <text:s text:c="7"/>Gewicht 0.01 Rüstung 2.5 Wert 75</text:p>
      <text:p text:style-name="P3">Billige Sandalen <text:s/>Gewicht 0.06 Rüstung 1 <text:s text:c="3"/>Wert 35</text:p>
      <text:p text:style-name="P3">Billige Schuhe <text:s text:c="4"/>Gewicht 0.18 Rüstung 2 <text:s text:c="3"/>Wert 50</text:p>
      <text:p text:style-name="P3"/>
      <text:p text:style-name="P5">Haltbarkeit Wolle Wetter Effekt +15% </text:p>
      <text:p text:style-name="P3">Hut <text:s text:c="9"/>Gewicht 0.04 <text:s/>Rüstung 2 <text:s text:c="3"/>Wert 85</text:p>
      <text:p text:style-name="P3">Hemd <text:s text:c="5"/>Gewicht 0.11 <text:s/>Rüstung 3 <text:s text:c="3"/>Wert 150</text:p>
      <text:p text:style-name="P3">Hose <text:s text:c="7"/>Gewicht 0.1 <text:s text:c="2"/>Rüstung 3 <text:s text:c="4"/>Wert 125</text:p>
      <text:p text:style-name="P3">Sandalen Gewicht 0.06 <text:s/>Rüstung 1 <text:s text:c="4"/>Wert 65</text:p>
      <text:p text:style-name="P3">Schuhe <text:s text:c="3"/>Gewicht 0.18 <text:s/>Rüstung 2.5 <text:s/>Wert 85</text:p>
      <text:p text:style-name="P3"/>
      <text:p text:style-name="P3"><text:span text:style-name="T1">Haltbarkeit (Wolle + 5%) Wetter Effekt +20%</text:span> </text:p>
      <text:p text:style-name="P3">Guter Hut Gewicht 0.05 Rüstung 2 Wert 200</text:p>
      <text:p text:style-name="P3">Gutes Hemd Gewicht 0.12 Rüstung 3 Wert 275</text:p>
      <text:p text:style-name="P3"><text:soft-page-break/>Gute Hose Gewicht 0.11 Rüstung 3 Wert 240</text:p>
      <text:p text:style-name="P3">Gute Sandalen Gewicht 0.06 Rüstung 1 Wert 180</text:p>
      <text:p text:style-name="P3">Gute Schuhe Gewicht 0.2 Rüstung 2.5 Wert 200</text:p>
      <text:p text:style-name="P3">Gute Stiefel Gewicht 0.25 Rüstung 2.75 Wert 220</text:p>
      <text:p text:style-name="P3"/>
      <text:p text:style-name="P5">Haltbarkeit Wolle Wetter Effekt +10% </text:p>
      <text:p text:style-name="P3">Modischer Hut Gewicht 0.05 Rüstung 1.5 Wert 220</text:p>
      <text:p text:style-name="P3">Modisches Hemd Gewicht 0.12 Rüstung 2.5 Wert 300</text:p>
      <text:p text:style-name="P3">Modische Hose Gewicht 0.11 Rüstung 2.5 Wert 370</text:p>
      <text:p text:style-name="P3">Modische Schuhe Gewicht 0.2 Rüstung 2 Wert 220</text:p>
      <text:p text:style-name="P3">Modische Stiefel Gewicht 0.2 Rüstung 2.25 Wert 260</text:p>
      <text:p text:style-name="P3"/>
      <text:p text:style-name="P5">Haltbarkeit Wolle +10% Wetter Effekt +25%</text:p>
      <text:p text:style-name="P3">Teurer Hut Gewicht 0.06 Rüstung 2.5 Wert 470</text:p>
      <text:p text:style-name="P3">Teures Hemd Gewicht 0.13 Rüstung 3.5 Wert 580</text:p>
      <text:p text:style-name="P3">Teure Hose Gewicht 0.12 Rüstung 3.5 Wert 560</text:p>
      <text:p text:style-name="P3">Teure Schuhe Gewicht 0.25 Rüstung 3 Wert 480</text:p>
      <text:p text:style-name="P3">Teure Stiefel Gewicht 0.25 Rüstung 3.25 Wert 520</text:p>
      <text:p text:style-name="P3"/>
      <text:p text:style-name="P5">Haltbarkeit Wolle+15% Wetter Effekt +25% </text:p>
      <text:p text:style-name="P3">Wertvoller Hut Gewicht 0.06 Rüstung 3 Wert 1240</text:p>
      <text:p text:style-name="P3">Wertvolles Hemd Gewicht 0.13 Rüstung 4 Wert 1560</text:p>
      <text:p text:style-name="P3">Wertvolle Hose Gewicht 0.12 Rüstung 4 Wert 1430 </text:p>
      <text:p text:style-name="P3">Wertvolle Schuhe Gewicht 0.25 Rüstung 3.5 Wert 1370</text:p>
      <text:p text:style-name="P3">Wertvolle Stiefel Gewicht 0.3 Rüstung 3.75 Wert 1400</text:p>
      <text:p text:style-name="P3"/>
      <text:p text:style-name="P5">Haltbarkeit Wolle+ 30% Wetter Effekt +40% </text:p>
      <text:p text:style-name="P3">Wanderer Hut Gewicht 0.07 Rüstung 3 Wert 370</text:p>
      <text:p text:style-name="P3">Wanderer Hemd Gewicht 0.15 Rüstung 5 Wert 450</text:p>
      <text:p text:style-name="P3">Wanderer Hose Gewicht 0.13 Rüstung 5 Wert 410</text:p>
      <text:p text:style-name="P3">Wanderer Schuhe Gewicht 0.4 Rüstung 4 Wert 300</text:p>
      <text:p text:style-name="P3">Wanderer Stiefel Gewicht 0.5 Rüstung 4.75 Wert 325</text:p>
      <text:p text:style-name="P3"/>
      <text:p text:style-name="P5">Haltbarkeit Wolle Wetter Effekt +20% Verzauberungen +7.5%</text:p>
      <text:p text:style-name="P3">Kapuze Gewicht 0.07 Rüstung 4 Wert 465</text:p>
      <text:p text:style-name="P3">Robe Gewicht 0.3 Rüstung 7 Wert 735</text:p>
      <text:p text:style-name="P3">Handschuhe Gewicht 0.08 Rüstung 3 Wert 430</text:p>
      <text:p text:style-name="P3">Stiefel Gewicht 0.4 Rüstung 5 Wert 480</text:p>
      <text:p text:style-name="P3"/>
      <text:p text:style-name="P5">Haltbarkeit Wolle +5% Wetter Effekt +25% Verzauberungen +15%</text:p>
      <text:p text:style-name="P3">Lehrlings Kapuze Gewicht 0.08 Rüstung 4 Wert 510</text:p>
      <text:p text:style-name="P3">Lehrlings Robe Gewicht 0.31 Rüstung 7 Wert 850</text:p>
      <text:p text:style-name="P3">Lehrlings Handschuhe Gewicht 0.09 Rüstung 3 Wert 480</text:p>
      <text:p text:style-name="P3">Lehrlings Stiefel Gewicht 0.42 Rüstung 5 Wert 530</text:p>
      <text:p text:style-name="P3"/>
      <text:p text:style-name="P5">Haltbarkeit Wolle +10% Wetter Effekt +25% Verzauberungen +20% </text:p>
      <text:p text:style-name="P3">Magier Kapuze Gewicht 0.08 Rüstungswert 4.5 Wert 600</text:p>
      <text:p text:style-name="P3">Magier Robe Gewicht 0.31 Rüstungswert 8 Wert 850</text:p>
      <text:p text:style-name="P3">Magier Handschuhe Gewicht 0.09 Rüstungswert 3.5 Wert 575</text:p>
      <text:p text:style-name="P3">Magier Stiefel Gewicht 0.42 Rüstungswert 6 Wert 640</text:p>
      <text:p text:style-name="P3"/>
      <text:p text:style-name="P5">Haltbarkeit Fell Wetter Effekt +10%</text:p>
      <text:p text:style-name="P3">Fell Hut Gewicht 0.04 Rüstungswert 2.5 Wert 1000</text:p>
      <text:p text:style-name="P3">Fell Hemd Gewicht 0.11 Rüstungswert 3.5 Wert 1350</text:p>
      <text:p text:style-name="P3">Fell Hose Gewicht 0.1 Rüstungswert 3.5 Wert 1240</text:p>
      <text:p text:style-name="P3">Fell Schuhe Gewicht 0.2 Rüstungswert 2.5 Wert 1160</text:p>
      <text:p text:style-name="P3">Fell Stiefel Gewicht 0.25 Rüstungswert 3 Wert 1200</text:p>
      <text:p text:style-name="P3"/>
      <text:p text:style-name="P5"><text:soft-page-break/>Haltbarkeit Fell +5% Wetter Effekt +15% </text:p>
      <text:p text:style-name="P3">Guter Fell Hut Gewicht 0.05 Rüstungswert 2.5 Wert 1830</text:p>
      <text:p text:style-name="P3">Gutes Fell Hemd Gewicht 0.12 Rüstungswert 3.5 Wert 2460</text:p>
      <text:p text:style-name="P3">Gute Fell Hose Gewicht 0.11 Rüstungswert 3.5 Wert 2270</text:p>
      <text:p text:style-name="P3">Gute Fell Schuhe Gewicht 0.2 Rüstungswert 2.5 Wert 1980</text:p>
      <text:p text:style-name="P3">Gute Fell Stiefel Gewicht 0.25 Rüstungswert 3 Wert 2050</text:p>
      <text:p text:style-name="P3"/>
      <text:p text:style-name="P5">Haltbarkeit Fell Wetter Effekt +12%</text:p>
      <text:p text:style-name="P3">Modischer Fell Hut Gewicht 0.04 Rüstungswert 2 Wert 2610</text:p>
      <text:p text:style-name="P3">Modisches Fell Hemd Gewicht 0.11 Rüstungswert 3 Wert3190</text:p>
      <text:p text:style-name="P3">Modische Fell Hose Gewicht 0.1 Rüstungswert 3 Wert 2850</text:p>
      <text:p text:style-name="P3">Modische Fell Schuhe Gewicht 0.2 Rüstungswert 2 Wert 2720</text:p>
      <text:p text:style-name="P3">Modische Fell Stiefel Gewicht 0.25 Rüstungswert 2.5 Wert 2785</text:p>
      <text:p text:style-name="P3"/>
      <text:p text:style-name="P5">Haltbarkeit Fell +10% Wetter Effekt +15%</text:p>
      <text:p text:style-name="P3">Teurer Fell Hut Gewicht 0.05 Rüstungswert 3 Wert 1S.</text:p>
      <text:p text:style-name="P3">Teures Fell Hemd Gewicht 0.12 Rüstungswert 4 Wert 1S. 400</text:p>
      <text:p text:style-name="P3">Teure Fell Hose Gewicht 0.11 Rüstungswert 4 Wert 1S. 280</text:p>
      <text:p text:style-name="P3">Teure Fell Schuhe Gewicht 0.2 Rüstungswert 3 Wert 1S. 100</text:p>
      <text:p text:style-name="P3">Teure Fell Stiefel Gewicht 0.25 Rüstungswert 3.5 Wert 1S. 170</text:p>
      <text:p text:style-name="P4"/>
      <text:p text:style-name="P6">Haltbarkeit Fell +15% Wetter Effekt +20%</text:p>
      <text:p text:style-name="P4">Wertvoller Fell Hut Gewicht 0.06 Rüstung 3 Wert 1S. 1040</text:p>
      <text:p text:style-name="P4">Wertvolles Fell Hemd Gewicht 0.13 Rüstung 4 Wert 1S. 1360</text:p>
      <text:p text:style-name="P4">Wertvolle Fell Hose Gewicht 0.12 Rüstung 4 Wert 1S. 1230 </text:p>
      <text:p text:style-name="P4">Wertvolle Fell Schuhe Gewicht 0.25 Rüstung 3.5 Wert 1S. 1170</text:p>
      <text:p text:style-name="P4">Wertvolle Fell Stiefel Gewicht 0.3 Rüstung 3.75 Wert 1S. 1200</text:p>
      <text:p text:style-name="P3"/>
      <text:p text:style-name="P6">Haltbarkeit Fell+ 30% Wetter Effekt +40% </text:p>
      <text:p text:style-name="P4">Wanderer Fell Hut Gewicht 0.07 Rüstung 3 Wert 1S. 570</text:p>
      <text:p text:style-name="P4">Wanderer Fell Hemd Gewicht 0.15 Rüstung 5 Wert 1S. 650</text:p>
      <text:p text:style-name="P4">Wanderer Fell Hose Gewicht 0.13 Rüstung 5 Wert 1S. 610</text:p>
      <text:p text:style-name="P4">Wanderer Fell Schuhe Gewicht 0.4 Rüstung 4 Wert 1S. 500</text:p>
      <text:p text:style-name="P4">Wanderer Fell Stiefel Gewicht 0.5 Rüstung 4.75 Wert 1S. 525</text:p>
      <text:p text:style-name="P4"/>
      <text:p text:style-name="P6">Haltbarkeit Fell Wetter Effekt + 20% Verzauberung +17,5%</text:p>
      <text:p text:style-name="P4">Lehrlings Fell Kapuze Gewicht 0.08 Rüstung 4.5 Wert 1S.</text:p>
      <text:p text:style-name="P4">Lehrlings Fell Robe Gewicht 0.31 Rüstung 8 Wert 1S. 3130</text:p>
      <text:p text:style-name="P4">Lehrlings Fell Handschuhe Gewicht 0.09 Rüstung 3.5 Wert 4310</text:p>
      <text:p text:style-name="P4">Lehrlings Fell Stiefel Gewicht 0.42 Rüstung 6 Wert 1S. 1130</text:p>
      <text:p text:style-name="P4"/>
      <text:p text:style-name="P6">Haltbarkeit Fell + 10% Wetter Effekt +20% Verzauberung +25%</text:p>
      <text:p text:style-name="P4">Magier Fell Kapuze Gewicht 0.08 Rüstung 4.5 Wert 1S. 1230</text:p>
      <text:p text:style-name="P4">Magier Fell Robe Gewicht 0.31 Rüstung 8 Wert 2S.</text:p>
      <text:p text:style-name="P4">Magier Fell Handschuhe Gewicht 0.09 Rüstung 3.5 Wert 1S.</text:p>
      <text:p text:style-name="P4">Magier Fell Stiefel Gewicht 0.42 Rüstung 6 Wert 1S. 2860</text:p>
      <text:p text:style-name="P4"/>
      <text:p text:style-name="P6">Haltbarkeit Fell - 15% Wetter Effekt +7%</text:p>
      <text:p text:style-name="P4">Alter Fell Hut Gewicht 0.05 Rüstung 1 Wert 720</text:p>
      <text:p text:style-name="P4">Altes Fell Hemd Gewicht 0.1 Rüstung 2.5 Wert 960</text:p>
      <text:p text:style-name="P4">Alte Fell Hose Gewicht 0.09 Rüstung 2 Wert 880</text:p>
      <text:p text:style-name="P4">Alte Fell Schuhe Gewicht 0.18 Rüstung 1.5 Wert 800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l </meta:initial-creator>
    <meta:creation-date>2017-01-19T16:46:36.25</meta:creation-date>
    <dc:date>2017-03-12T13:43:05.89</dc:date>
    <dc:creator>Joel </dc:creator>
    <meta:editing-duration>PT7H57M35S</meta:editing-duration>
    <meta:editing-cycles>12</meta:editing-cycles>
    <meta:generator>OpenOffice/4.1.3$Win32 OpenOffice.org_project/413m1$Build-9783</meta:generator>
    <meta:document-statistic meta:table-count="0" meta:image-count="0" meta:object-count="0" meta:page-count="3" meta:paragraph-count="138" meta:word-count="1223" meta:character-count="7406"/>
  </office:meta>
</office:document-meta>
</file>